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list-style-name="L1">
      <style:text-properties fo:language="en" fo:country="US"/>
    </style:style>
    <style:style style:name="P3" style:family="paragraph" style:parent-style-name="Standard" style:list-style-name="L2">
      <style:text-properties fo:language="en" fo:country="US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zobafoglalás:</text:p>
      <text:p text:style-name="P1"/>
      <text:list xml:id="list3738061415158659156" text:style-name="L1">
        <text:list-item>
          <text:p text:style-name="P2">[Mettöl] [meddig]?</text:p>
        </text:list-item>
        <text:list-item>
          <text:p text:style-name="P2">[Hány felnött], [hány gyermek]:</text:p>
        </text:list-item>
      </text:list>
      <text:p text:style-name="P1"/>
      <text:p text:style-name="P1"><text:tab/>→ Select szabad szoba where emberek&lt;=hely and kiadhato and nincs lefoglalva mettol meddig.</text:p>
      <text:p text:style-name="P1"><text:tab/>→ Select [szoba].</text:p>
      <text:list xml:id="list6345710643187496371" text:style-name="L2">
        <text:list-item>
          <text:p text:style-name="P3">[Emberek] adatai kitöltendö </text:p>
          <text:list>
            <text:list-header>
              <text:p text:style-name="P3"/>
            </text:list-header>
          </text:list>
        </text:list-item>
      </text:list>
      <text:p text:style-name="P1">Lehet foglalni (ha nem kér senki semmit)</text:p>
      <text:p text:style-name="P1"/>
      <text:p text:style-name="P1">éþkeztetés:</text:p>
      <text:p text:style-name="P1"><text:tab/>Select [foglalás]</text:p>
      <text:p text:style-name="P1"><text:tab/>show foglalás dátumtól dátumig: hány ember kér enni. (R,E,V)</text:p>
      <text:p text:style-name="P1"/>
      <text:p text:style-name="P1">Hozzávalók:</text:p>
      <text:p text:style-name="P1"><text:tab/>új , mod, tör</text:p>
      <text:p text:style-name="P1"><text:tab/>név, mértékegység (leg.)</text:p>
      <text:p text:style-name="P1">Recept:</text:p>
      <text:p text:style-name="P1"><text:tab/>új , mod, tör</text:p>
      <text:p text:style-name="P1"><text:tab/>név, recept</text:p>
      <text:p text:style-name="P1"><text:tab/>hozzávalók listája:</text:p>
      <text:p text:style-name="P1"><text:tab/><text:tab/>új, mód, tór:</text:p>
      <text:p text:style-name="P1"><text:tab/><text:tab/>kiválaszt, mennyi.</text:p>
      <text:p text:style-name="P1"/>
      <text:p text:style-name="P1">Eléskamra:</text:p>
      <text:p text:style-name="P1"><text:tab/>új, mod, tör</text:p>
      <text:p text:style-name="P1"><text:tab/>mi (leg). Mennyi, mikor jár le?</text:p>
      <text:p text:style-name="P1"/>
      <text:p text:style-name="P1">Elöre látható étkezések:</text:p>
      <text:p text:style-name="P1"><text:tab/>dátum mostantól két hét</text:p>
      <text:p text:style-name="P1"><text:tab/>naponta hány ember eszik: (R, E, V)</text:p>
      <text:p text:style-name="P1"/>
      <text:p text:style-name="P1">Menü:</text:p>
      <text:p text:style-name="P1"><text:tab/>választunk dátumot</text:p>
      <text:p text:style-name="P1"/>
      <text:p text:style-name="P1"><text:tab/>Dátum</text:p>
      <text:p text:style-name="P1"/>
      <text:p text:style-name="P1"><text:tab/>ebéd</text:p>
      <text:p text:style-name="P1"><text:tab/>vacsora</text:p>
      <text:p text:style-name="P1"/>
      <text:p text:style-name="P1"><text:tab/></text:p>
      <text:p text:style-name="P1">éléskamrába lejárnak a dolgok:</text:p>
      <text:p text:style-name="P1"><text:tab/>Elöre két hét</text:p>
      <text:p text:style-name="P1">minden napra mi jár le 5 napon kívül. Receptek megjelenítése amihez kell lejáró alapanyag , rendezve ha több alapanyag kell egy recepthez az elöbb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18T08:08:14.71</meta:creation-date>
    <meta:generator>OpenOffice/4.1.3$Win32 OpenOffice.org_project/413m1$Build-9783</meta:generator>
    <dc:date>2017-04-05T18:55:35.65</dc:date>
    <meta:editing-duration>PT12H37M21S</meta:editing-duration>
    <meta:editing-cycles>7</meta:editing-cycles>
    <meta:document-statistic meta:table-count="0" meta:image-count="0" meta:object-count="0" meta:page-count="1" meta:paragraph-count="34" meta:word-count="131" meta:character-count="845"/>
  </office:meta>
</office:document-meta>
</file>